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ágina 78 del ROCHA – Hidráulica de Tuberí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=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 =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=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V = Q/A</text:p>
          </table:table-cell>
        </table:table-row>
        <table:table-row table:style-name="ro1">
          <table:table-cell office:value-type="string" calcext:value-type="string">
            <text:p>Mu =</text:p>
          </table:table-cell>
          <table:table-cell office:value-type="string" calcext:value-type="string">
            <text:p>4.0 x 10-3</text:p>
          </table:table-cell>
          <table:table-cell office:value-type="string" calcext:value-type="string">
            <text:p>kg-s/m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dad = 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gr/cm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22:42:40.5577277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Gesell Villanueva Portella</meta:initial-creator>
    <meta:creation-date>2020-04-30T21:52:02.947516792</meta:creation-date>
    <dc:date>2020-05-27T00:04:09.151324898</dc:date>
    <dc:creator>Jhon Gesell Villanueva Portella</dc:creator>
    <meta:editing-duration>PT1H54M8S</meta:editing-duration>
    <meta:editing-cycles>2</meta:editing-cycles>
    <meta:generator>LibreOffice/6.0.7.3$Linux_X86_64 LibreOffice_project/00m0$Build-3</meta:generator>
    <meta:document-statistic meta:table-count="1" meta:cell-count="18" meta:object-count="0"/>
  </office:meta>
</office:document-meta>
</file>